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408cb" style:font-weight-asian="normal" style:font-weight-complex="normal"/>
    </style:style>
    <style:style style:name="P2" style:family="paragraph" style:parent-style-name="Standard">
      <style:text-properties officeooo:rsid="000fcc55" officeooo:paragraph-rsid="000fcc55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paragraph-rsid="000ab7fa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0ab7fa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c4414" officeooo:paragraph-rsid="000c4414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0c4414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c086" officeooo:paragraph-rsid="0011c086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1408cb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a036c" officeooo:paragraph-rsid="001408cb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408cb"/>
    </style:style>
    <style:style style:name="P12" style:family="paragraph" style:parent-style-name="Standard">
      <style:text-properties fo:font-weight="bold" officeooo:paragraph-rsid="001408cb" style:font-weight-asian="bold" style:font-weight-complex="bold"/>
    </style:style>
    <style:style style:name="P13" style:family="paragraph" style:parent-style-name="Standard">
      <style:text-properties fo:font-weight="bold" officeooo:rsid="002833d9" officeooo:paragraph-rsid="0015d09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414" style:font-weight-asian="bold" style:font-weight-complex="bold"/>
    </style:style>
    <style:style style:name="T3" style:family="text">
      <style:text-properties fo:font-weight="bold" officeooo:rsid="000ab7fa" style:font-weight-asian="bold" style:font-weight-complex="bold"/>
    </style:style>
    <style:style style:name="T4" style:family="text">
      <style:text-properties fo:font-weight="bold" officeooo:rsid="001408cb" style:font-weight-asian="bold" style:font-weight-complex="bold"/>
    </style:style>
    <style:style style:name="T5" style:family="text">
      <style:text-properties fo:font-weight="bold" officeooo:rsid="00130beb" style:font-weight-asian="bold" style:font-weight-complex="bold"/>
    </style:style>
    <style:style style:name="T6" style:family="text">
      <style:text-properties fo:font-weight="bold" officeooo:rsid="001a036c" style:font-weight-asian="bold" style:font-weight-complex="bold"/>
    </style:style>
    <style:style style:name="T7" style:family="text">
      <style:text-properties officeooo:rsid="000ab7fa"/>
    </style:style>
    <style:style style:name="T8" style:family="text">
      <style:text-properties officeooo:rsid="000c4414"/>
    </style:style>
    <style:style style:name="T9" style:family="text">
      <style:text-properties officeooo:rsid="001408c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036c" style:font-weight-asian="normal" style:font-weight-complex="normal"/>
    </style:style>
    <style:style style:name="T12" style:family="text">
      <style:text-properties fo:font-weight="normal" officeooo:rsid="0015c0a1" style:font-weight-asian="normal" style:font-weight-complex="normal"/>
    </style:style>
    <style:style style:name="T13" style:family="text">
      <style:text-properties officeooo:rsid="00130beb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officeooo:rsid="0015bef2"/>
    </style:style>
    <style:style style:name="T17" style:family="text">
      <style:text-properties fo:color="#00a933"/>
    </style:style>
    <style:style style:name="T18" style:family="text">
      <style:text-properties officeooo:rsid="0015c0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Help TUG</text:span><text:span text:style-name="T9"> - </text:span>Instructions for <text:span text:style-name="T3">TUG </text:span><text:span text:style-name="T1">Test</text:span></text:p>
      <text:p text:style-name="P12"/>
      <text:p text:style-name="P13"><text:span text:style-name="T10">T</text:span><text:span text:style-name="T12">he </text:span><text:span text:style-name="T7">TUG Test</text:span><text:span text:style-name="T12"> m</text:span><text:span text:style-name="T10">easures time.</text:span></text:p>
      <text:p text:style-name="P12"/>
      <text:p text:style-name="P2"><text:span text:style-name="T1">Follow the prompts</text:span> in the upper part of the window.</text:p>
      <text:p text:style-name="P3">Sit in the chair facing the camera. <text:span text:style-name="T7">Watch for prompts in upper part of video.</text:span></text:p>
      <text:p text:style-name="P4">When the video starts <text:span text:style-name="T7">and a box is around your face</text:span>, <text:span text:style-name="T1">stand up </text:span><text:span text:style-name="T3">facing the camera</text:span><text:span text:style-name="T7">.</text:span></text:p>
      <text:p text:style-name="P5">The prompt will turn <text:span text:style-name="T1">green</text:span>.</text:p>
      <text:p text:style-name="P4"><text:span text:style-name="T7">W</text:span>alk 3 m toward the camera. Turn around and return to the chair.</text:p>
      <text:p text:style-name="P6">Turn around to face the camera. <text:span text:style-name="T1">Sit down </text:span><text:span text:style-name="T3">facing the camera</text:span>. </text:p>
      <text:p text:style-name="P6"><text:span text:style-name="T8">The prompt will turn </text:span><text:span text:style-name="T2">red</text:span><text:span text:style-name="T8"> and says it is complete. </text:span>The video continues a few seconds and stops.</text:p>
      <text:p text:style-name="P9"><text:span text:style-name="T13">On the </text:span><text:span text:style-name="T5">GUI</text:span><text:span text:style-name="T13"> l</text:span>ook <text:span text:style-name="T13">in</text:span> the <text:span text:style-name="T1">Results</text:span> <text:span text:style-name="T13">column </text:span>to see the <text:span text:style-name="T4">TUG </text:span><text:span text:style-name="T1">Elapsed time</text:span>.</text:p>
      <text:p text:style-name="P11">There are also result files of <text:span text:style-name="T6">plots (.png)</text:span><text:span text:style-name="T11"> and </text:span><text:span text:style-name="T6">videos (.avi)</text:span> in the following folder: <text:span text:style-name="T17">/home/pi/runsTUG</text:span><text:span text:style-name="T14">.</text:span></text:p>
      <text:p text:style-name="P10"><text:span text:style-name="T15">Data output file</text:span><text:span text:style-name="T14"> will be at </text:span><text:span text:style-name="T17">/home/pi/md4/TXT_CSV</text:span><text:span text:style-name="T14">. The file </text:span><text:span text:style-name="T16">i</text:span><text:span text:style-name="T14">s </text:span><text:span text:style-name="T17">tugTest.csv</text:span><text:span text:style-name="T14">.</text:span></text:p>
      <text:p text:style-name="P7"/>
      <text:p text:style-name="P8">This operation works by using the <text:span text:style-name="T1">Haar cascades</text:span> file, <text:span text:style-name="T1">haarcascade_frontalface_default.xml</text:span>, to find a <text:span text:style-name="T1">face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01:01:17.163722705</meta:creation-date>
    <meta:generator>LibreOffice/6.1.5.2$Linux_ARM_EABI LibreOffice_project/10$Build-2</meta:generator>
    <dc:date>2022-12-21T03:53:04.551418542</dc:date>
    <meta:editing-duration>PT38M41S</meta:editing-duration>
    <meta:editing-cycles>6</meta:editing-cycles>
    <meta:document-statistic meta:table-count="0" meta:image-count="0" meta:object-count="0" meta:page-count="1" meta:paragraph-count="13" meta:word-count="155" meta:character-count="866" meta:non-whitespace-character-count="723"/>
  </office:meta>
</office:document-meta>
</file>